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Menlo, Courier, Verdan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000000" style:font-name="Liberation 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Liberation Serif" fo:font-size="60pt" style:text-underline-style="none" fo:font-weight="bold" officeooo:rsid="00375c99" officeooo:paragraph-rsid="00375c99" style:font-size-asian="60pt" style:font-weight-asian="bold" style:font-size-complex="6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Liberation Serif" fo:font-size="66pt" style:text-underline-style="none" fo:font-weight="bold" officeooo:rsid="00375c99" officeooo:paragraph-rsid="00375c99" style:font-size-asian="66pt" style:font-weight-asian="bold" style:font-size-complex="66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Liberation Serif" fo:font-size="18pt" style:text-underline-style="none" fo:font-weight="bold" officeooo:rsid="00375c99" officeooo:paragraph-rsid="00375c99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end" style:justify-single-word="false"/>
      <style:text-properties fo:color="#000000" style:font-name="Liberation Serif" fo:font-size="20pt" style:text-underline-style="none" fo:font-weight="bold" officeooo:rsid="00375c99" officeooo:paragraph-rsid="00375c99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Liberation 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Liberation Serif" fo:font-size="16pt" style:text-underline-style="solid" style:text-underline-width="auto" style:text-underline-color="font-color" fo:font-weight="bold" officeooo:paragraph-rsid="00375c99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style:font-name="Liberation Serif" fo:font-size="66pt" style:text-underline-style="none" fo:font-weight="bold" officeooo:rsid="003c893a" officeooo:paragraph-rsid="003c893a" style:font-size-asian="66pt" style:font-weight-asian="bold" style:font-size-complex="66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style:font-name="Liberation Serif" fo:font-size="66pt" style:text-underline-style="none" fo:font-weight="bold" officeooo:rsid="00375c99" officeooo:paragraph-rsid="00375c99" style:font-size-asian="66pt" style:font-weight-asian="bold" style:font-size-complex="66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bold" officeooo:rsid="00458fb6" officeooo:paragraph-rsid="00458fb6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bold" officeooo:rsid="004ecaf2" officeooo:paragraph-rsid="004ecaf2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size="14pt" style:text-underline-style="none" fo:font-weight="bold" officeooo:rsid="00458fb6" officeooo:paragraph-rsid="00458fb6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fo:font-size="14pt" style:text-underline-style="none" fo:font-weight="bold" officeooo:rsid="004a1415" officeooo:paragraph-rsid="004a1415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fo:font-size="14pt" style:text-underline-style="none" fo:font-weight="bold" officeooo:rsid="004ecaf2" officeooo:paragraph-rsid="004ecaf2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fo:font-size="14pt" style:text-underline-style="none" fo:font-weight="bold" officeooo:rsid="0050b4c5" officeooo:paragraph-rsid="0050b4c5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fo:font-size="14pt" style:text-underline-style="none" fo:font-weight="bold" officeooo:rsid="004ecaf2" officeooo:paragraph-rsid="004ecaf2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fo:font-size="14pt" style:text-underline-style="none" fo:font-weight="bold" officeooo:rsid="004ecaf2" officeooo:paragraph-rsid="00544861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fo:font-size="18pt" style:text-underline-style="solid" style:text-underline-width="auto" style:text-underline-color="font-color" fo:font-weight="bold" officeooo:paragraph-rsid="00458fb6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fo:font-size="18pt" style:text-underline-style="solid" style:text-underline-width="auto" style:text-underline-color="font-color" fo:font-weight="bold" officeooo:rsid="004ecaf2" officeooo:paragraph-rsid="004ecaf2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8pt" style:text-underline-style="solid" style:text-underline-width="auto" style:text-underline-color="font-color" fo:font-weight="bold" officeooo:paragraph-rsid="00423a0a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paragraph-rsid="003c893a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paragraph-rsid="003e3213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3e3213" officeooo:paragraph-rsid="003e3213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3fef3a" officeooo:paragraph-rsid="003fef3a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paragraph-rsid="003c893a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3fef3a" officeooo:paragraph-rsid="003fef3a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3333ff" style:font-name="Liberation Serif" fo:font-size="14pt" style:text-underline-style="none" fo:font-weight="normal" officeooo:rsid="003c893a" officeooo:paragraph-rsid="003c893a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3333ff" style:font-name="Liberation Serif" fo:font-size="14pt" style:text-underline-style="none" fo:font-weight="normal" officeooo:rsid="003c893a" officeooo:paragraph-rsid="003fef3a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3333ff" style:font-name="Liberation Serif" fo:font-size="14pt" style:text-underline-style="none" fo:font-weight="normal" officeooo:rsid="003e3213" officeooo:paragraph-rsid="003e3213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3333ff" style:font-name="Liberation Serif" fo:font-size="14pt" style:text-underline-style="none" fo:font-weight="normal" officeooo:rsid="003fef3a" officeooo:paragraph-rsid="003fef3a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3333ff" style:font-name="Liberation Serif" fo:font-size="14pt" style:text-underline-style="none" fo:font-weight="normal" officeooo:rsid="0041200d" officeooo:paragraph-rsid="0041200d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3333ff" fo:font-size="14pt" style:text-underline-style="none" fo:font-weight="bold" officeooo:rsid="004ecaf2" officeooo:paragraph-rsid="004ecaf2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3333ff" fo:font-size="14pt" style:text-underline-style="none" fo:font-weight="bold" officeooo:rsid="0050b4c5" officeooo:paragraph-rsid="0050b4c5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3333ff" fo:font-size="14pt" style:text-underline-style="none" fo:font-weight="normal" officeooo:rsid="00458fb6" officeooo:paragraph-rsid="00458fb6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3333ff" fo:font-size="14pt" style:text-underline-style="none" fo:font-weight="normal" officeooo:rsid="00458fb6" officeooo:paragraph-rsid="00476127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3333ff" fo:font-size="14pt" style:text-underline-style="none" fo:font-weight="normal" officeooo:rsid="00458fb6" officeooo:paragraph-rsid="004a1415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3333ff" fo:font-size="14pt" style:text-underline-style="none" fo:font-weight="normal" officeooo:rsid="00476127" officeooo:paragraph-rsid="00476127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3333ff" fo:font-size="14pt" style:text-underline-style="none" fo:font-weight="normal" officeooo:rsid="004a1415" officeooo:paragraph-rsid="004a1415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3333ff" fo:font-size="14pt" style:text-underline-style="none" fo:font-weight="normal" officeooo:rsid="004c015b" officeooo:paragraph-rsid="004c015b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3333ff" fo:font-size="14pt" style:text-underline-style="none" fo:font-weight="normal" officeooo:rsid="004ce4be" officeooo:paragraph-rsid="004ce4be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3333ff" fo:font-size="14pt" style:text-underline-style="none" fo:font-weight="normal" officeooo:rsid="004ecaf2" officeooo:paragraph-rsid="004ecaf2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3333ff" fo:font-size="14pt" style:text-underline-style="none" fo:font-weight="normal" officeooo:rsid="0050b4c5" officeooo:paragraph-rsid="0050b4c5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3333ff" fo:font-size="14pt" style:text-underline-style="none" fo:font-weight="normal" officeooo:rsid="0053f665" officeooo:paragraph-rsid="0053f665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3333ff" fo:font-size="14pt" style:text-underline-style="none" fo:font-weight="normal" officeooo:rsid="00476127" officeooo:paragraph-rsid="00476127" fo:background-color="transparent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3333ff" fo:font-size="14pt" style:text-underline-style="none" fo:font-weight="normal" officeooo:rsid="00544861" officeooo:paragraph-rsid="00544861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4pt" fo:font-weight="bold" officeooo:paragraph-rsid="003c893a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3333ff" style:font-name="Consolas" fo:font-size="12pt" fo:letter-spacing="normal" fo:font-style="normal" style:text-underline-style="none" fo:font-weight="normal" officeooo:rsid="00442f15" officeooo:paragraph-rsid="00442f15" style:font-size-asian="18pt" style:font-weight-asian="bold" style:font-size-complex="18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3333ff" style:font-name="Consolas" fo:font-size="12pt" fo:letter-spacing="normal" fo:font-style="normal" style:text-underline-style="none" fo:font-weight="normal" officeooo:rsid="00442f15" officeooo:paragraph-rsid="00444fa6" style:font-size-asian="18pt" style:font-weight-asian="bold" style:font-size-complex="18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3333ff" style:font-name="Consolas" fo:font-size="12pt" fo:letter-spacing="normal" fo:font-style="normal" style:text-underline-style="none" fo:font-weight="normal" officeooo:rsid="00444fa6" officeooo:paragraph-rsid="00444fa6" style:font-size-asian="18pt" style:font-weight-asian="bold" style:font-size-complex="18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3333ff" style:font-name="Consolas" fo:font-size="12pt" fo:letter-spacing="normal" fo:font-style="normal" style:text-underline-style="solid" style:text-underline-width="auto" style:text-underline-color="font-color" fo:font-weight="normal" officeooo:rsid="00444fa6" officeooo:paragraph-rsid="00444fa6" style:font-size-asian="18pt" style:font-weight-asian="bold" style:font-size-complex="18pt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ff3333" fo:font-size="14pt" style:text-underline-style="none" fo:font-weight="normal" officeooo:rsid="0048d7a7" officeooo:paragraph-rsid="0048d7a7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ff3333" fo:font-size="14pt" style:text-underline-style="none" fo:font-weight="bold" officeooo:rsid="00458fb6" officeooo:paragraph-rsid="00458fb6" style:font-size-asian="14pt" style:font-weight-asian="bold" style:font-size-complex="14pt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ff3333" fo:font-size="20pt" style:text-underline-style="solid" style:text-underline-width="auto" style:text-underline-color="font-color" fo:font-weight="bold" officeooo:rsid="004ecaf2" officeooo:paragraph-rsid="004ecaf2" style:font-size-asian="20pt" style:font-weight-asian="bold" style:font-size-complex="20pt" style:font-weight-complex="bold"/>
    </style:style>
    <style:style style:name="T1" style:family="text">
      <style:text-properties style:font-name="Liberation Serif" style:text-underline-style="none"/>
    </style:style>
    <style:style style:name="T2" style:family="text">
      <style:text-properties style:font-name="Liberation Serif" officeooo:rsid="0041200d"/>
    </style:style>
    <style:style style:name="T3" style:family="text">
      <style:text-properties style:font-name="Liberation Serif" officeooo:rsid="00458fb6"/>
    </style:style>
    <style:style style:name="T4" style:family="text">
      <style:text-properties officeooo:rsid="003c893a"/>
    </style:style>
    <style:style style:name="T5" style:family="text">
      <style:text-properties fo:color="#3333ff"/>
    </style:style>
    <style:style style:name="T6" style:family="text">
      <style:text-properties fo:color="#3333ff" officeooo:rsid="003c893a"/>
    </style:style>
    <style:style style:name="T7" style:family="text">
      <style:text-properties officeooo:rsid="0041200d"/>
    </style:style>
    <style:style style:name="T8" style:family="text">
      <style:text-properties officeooo:rsid="00444fa6"/>
    </style:style>
    <style:style style:name="T9" style:family="text">
      <style:text-properties officeooo:rsid="004ce4be"/>
    </style:style>
    <style:style style:name="T10" style:family="text">
      <style:text-properties officeooo:rsid="00528828"/>
    </style:style>
    <style:style style:name="T11" style:family="text">
      <style:text-properties officeooo:rsid="00544861"/>
    </style:style>
    <style:style style:name="T12" style:family="text">
      <style:text-properties officeooo:rsid="005507f2"/>
    </style:style>
    <style:style style:name="T13" style:family="text">
      <style:text-properties officeooo:rsid="00552a97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9">Sistemes operatius I</text:p>
      <text:p text:style-name="P4"/>
      <text:p text:style-name="P4"/>
      <text:p text:style-name="P4">Practica <text:span text:style-name="T4">2</text:span></text:p>
      <text:p text:style-name="P3"/>
      <text:p text:style-name="P5"/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6">Xavi Cano</text:p>
      <text:p text:style-name="P6">Grup <text:span text:style-name="T4">C</text:span></text:p>
      <text:p text:style-name="P2"/>
      <text:p text:style-name="P2"/>
      <text:p text:style-name="P2"><text:soft-page-break/></text:p>
      <text:p text:style-name="P23"/>
      <text:p text:style-name="P23"/>
      <text:p text:style-name="P22">Ejercicio 0. Uso de la ayuda:</text:p>
      <text:p text:style-name="P22"/>
      <text:p text:style-name="P51">help pwd</text:p>
      <text:p text:style-name="P51">help cd</text:p>
      <text:p text:style-name="P51">mkdir --<text:span text:style-name="T8">help</text:span></text:p>
      <text:p text:style-name="P51">cp --<text:span text:style-name="T8">help</text:span></text:p>
      <text:p text:style-name="P52">mv --<text:span text:style-name="T8">help</text:span></text:p>
      <text:p text:style-name="P52">rm --<text:span text:style-name="T8">help</text:span></text:p>
      <text:p text:style-name="P52">rmdir --<text:span text:style-name="T8">help</text:span></text:p>
      <text:p text:style-name="P53">ls –help</text:p>
      <text:p text:style-name="P53"/>
      <text:p text:style-name="P53"/>
      <text:p text:style-name="P53">help echo</text:p>
      <text:p text:style-name="P53">cat –help</text:p>
      <text:p text:style-name="P53">head –help</text:p>
      <text:p text:style-name="P53">tail –help</text:p>
      <text:p text:style-name="P54"/>
      <text:p text:style-name="P22"/>
      <text:p text:style-name="P22">Ejercicio 1. Manejo de ficheros:</text:p>
      <text:p text:style-name="P21"/>
      <text:p text:style-name="P24"/>
      <text:p text:style-name="P25">1. Crea el directorio problema2.</text:p>
      <text:p text:style-name="P25"/>
      <text:p text:style-name="P31">mkdir practica2</text:p>
      <text:p text:style-name="P25"/>
      <text:p text:style-name="P25">2. Entra en el.</text:p>
      <text:p text:style-name="P25"/>
      <text:p text:style-name="P31">cd practica2</text:p>
      <text:p text:style-name="P25"/>
      <text:p text:style-name="P25">3. Crea los directorio dir_1, ..., dir_5 dentro de practica2.</text:p>
      <text:p text:style-name="P25"/>
      <text:p text:style-name="P29"><text:span text:style-name="T6">mkdir dir_1 dir_2 dir_3 dir_4 dir_5</text:span></text:p>
      <text:p text:style-name="P29"/>
      <text:p text:style-name="P25">4. Crea los directorios carpeta1, ..., carpeta10 dentro de dir 1.</text:p>
      <text:p text:style-name="P25"/>
      <text:p text:style-name="P31">mkdir carpeta1 carpeta2 carpeta3 carpeta4 carpeta5 carpeta6 carpeta7 carpeta8 carpeta9 carpeta10</text:p>
      <text:p text:style-name="P25"/>
      <text:p text:style-name="P25">5. Crea los ficheros foo1.txt, foo2.txt, foo.c y README usando un editor de texto (no importa su contenido).</text:p>
      <text:p text:style-name="P25"/>
      <text:p text:style-name="P31"><text:soft-page-break/>touch foo1.txt foo2.txt foo.c README</text:p>
      <text:p text:style-name="P25"/>
      <text:p text:style-name="P25">6. Copia los ficheros con extension txt al directorio dir 2.</text:p>
      <text:p text:style-name="P25"/>
      <text:p text:style-name="P33">cp *.txt /home/xavi/Escritorio/Practica2/dir_2</text:p>
      <text:p text:style-name="P27"/>
      <text:p text:style-name="P26">7. Copia los ficheros foo1.txt, foo2.txt y foo.c al directorio dir_3.</text:p>
      <text:p text:style-name="P26"/>
      <text:p text:style-name="P34">cp *.txt *.c /home/xavi/Escritorio/Practica2/dir_3</text:p>
      <text:p text:style-name="P26"/>
      <text:p text:style-name="P25">8. Mueve el fichero foo.c al directorio dir_4 con el nombre kk.c.</text:p>
      <text:p text:style-name="P25"/>
      <text:p text:style-name="P30"><text:span text:style-name="T5">mv foo.c /home/xavi/Escritorio/Practica2/dir_4/kk.c</text:span></text:p>
      <text:p text:style-name="P28"/>
      <text:p text:style-name="P25">9. Copia el directorio dir 1 (y todo su contenido) en el directorio copia.</text:p>
      <text:p text:style-name="P25"/>
      <text:p text:style-name="P34">cp -r dir_1 /home/xavi/Escritorio/Practica2/Copia/</text:p>
      <text:p text:style-name="P25"/>
      <text:p text:style-name="P25">10. Elimina el fichero README.</text:p>
      <text:p text:style-name="P25"/>
      <text:p text:style-name="P34">rm README</text:p>
      <text:p text:style-name="P28"/>
      <text:p text:style-name="P25">11. Elimina el directorio dir_5</text:p>
      <text:p text:style-name="P25"/>
      <text:p text:style-name="P34">rmdir dir_5</text:p>
      <text:p text:style-name="P25"/>
      <text:p text:style-name="P25">12. Elimina el directorio dir_1</text:p>
      <text:p text:style-name="P25"/>
      <text:p text:style-name="P34">rm -rf dir_1</text:p>
      <text:p text:style-name="P25"/>
      <text:p text:style-name="P25">13. Muestra todo el contenido del directorio de trabajo actual (practica2).</text:p>
      <text:p text:style-name="P25"/>
      <text:p text:style-name="P32">cd <text:span text:style-name="T7">P</text:span>ractica2</text:p>
      <text:p text:style-name="P32"/>
      <text:p text:style-name="P34">ls </text:p>
      <text:p text:style-name="P25"/>
      <text:p text:style-name="P50"><text:span text:style-name="T1">14. </text:span>Muestra el contenido de todos los directorios contenidos en el directorio actual (usa bucles y condicionales).</text:p>
      <text:p text:style-name="P25"/>
      <text:p text:style-name="P35"><text:span text:style-name="T4">cd </text:span><text:s/>Practica2</text:p>
      <text:p text:style-name="P35"/>
      <text:p text:style-name="P35">ls -R</text:p>
      <text:p text:style-name="P35"/>
      <text:p text:style-name="P35"><text:soft-page-break/></text:p>
      <text:p text:style-name="P19"><text:span text:style-name="T2">Ejercicio </text:span><text:span text:style-name="T3">2</text:span><text:span text:style-name="T2">. </text:span>Manejo de entrada/salida:</text:p>
      <text:p text:style-name="P19"/>
      <text:p text:style-name="P13">1. Crea el directorio practica2 (si no existe), y entra en el.</text:p>
      <text:p text:style-name="P38"/>
      <text:p text:style-name="P38">cd Practica2</text:p>
      <text:p text:style-name="P13"/>
      <text:p text:style-name="P13">2. Imprime el siguiente mensaje:</text:p>
      <text:p text:style-name="P13"/>
      <text:p text:style-name="P13">Está en el directorio &lt;dir&gt; y su nombre de usuario es &lt;user&gt;.</text:p>
      <text:p text:style-name="P13">donde &lt;dir&gt; y &lt;user&gt; deben ser correctamente completadas.</text:p>
      <text:p text:style-name="P13"/>
      <text:p text:style-name="P38">echo -e "Está en el directorio &lt;dir&gt; y su nombre de usuario es &lt;user&gt; donde &lt;dir&gt; y &lt;user&gt; deben ser correctamente completadas."</text:p>
      <text:p text:style-name="P13"/>
      <text:p text:style-name="P13">3. Ejecuta el siguiente comando:</text:p>
      <text:p text:style-name="P13">for i in {1..100}; do echo $i &gt;&gt; numbers; done que crea el fichero numbers, que contiene 100 líneas, cada una de las cuales tiene el número de línea del fichero.</text:p>
      <text:p text:style-name="P13"/>
      <text:p text:style-name="P39">for i in {1..100}; do echo $i &gt;&gt; numbers; done</text:p>
      <text:p text:style-name="P13"/>
      <text:p text:style-name="P13">4. Muestra todo el contenido del fichero.</text:p>
      <text:p text:style-name="P13"/>
      <text:p text:style-name="P48">cat numbers </text:p>
      <text:p text:style-name="P13"/>
      <text:p text:style-name="P13">5. Muestra la 3 primeras líneas del fichero.</text:p>
      <text:p text:style-name="P13"/>
      <text:p text:style-name="P41">head -3 numbers </text:p>
      <text:p text:style-name="P13"/>
      <text:p text:style-name="P13">6. Muestra las 15 últimas línea del fichero.</text:p>
      <text:p text:style-name="P13"/>
      <text:p text:style-name="P41">tail -15 numbers </text:p>
      <text:p text:style-name="P13"/>
      <text:p text:style-name="P13">7. Imprime el valor de cada línea multiplicado por 10.</text:p>
      <text:p text:style-name="P13"/>
      <text:p text:style-name="P55">!!!!!!!!!!!!!!!!!!!!!!!!!!!!!!!!!!!!!!!!!!!!!!!!!!!!!!!!!!!!!!!!!!!!!!!!!!!!!!!!!!</text:p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11">Ejercicio 3. Permisos:</text:p>
      <text:p text:style-name="P11"/>
      <text:p text:style-name="P14">1. Crea el directorio practica2 (si no existe), y entra en él.</text:p>
      <text:p text:style-name="P14"/>
      <text:p text:style-name="P40">cd Practica2</text:p>
      <text:p text:style-name="P40"/>
      <text:p text:style-name="P14">2. Si no existe, crea el fichero README (sin importar su contenido).</text:p>
      <text:p text:style-name="P14"/>
      <text:p text:style-name="P42">touch README</text:p>
      <text:p text:style-name="P42"/>
      <text:p text:style-name="P14">3. Usa el comando ls -l README para ver los permisos actuales del</text:p>
      <text:p text:style-name="P14">fichero.</text:p>
      <text:p text:style-name="P14"/>
      <text:p text:style-name="P42">-rw-rw-r-- 1 xavi xavi 0 mar <text:s/>2 19:50 README</text:p>
      <text:p text:style-name="P14"/>
      <text:p text:style-name="P14">4. Añade permisos de lectura para el grupo en este fichero (sin modificar</text:p>
      <text:p text:style-name="P14">el resto). Usa el comando anterior para ver que se han modificado</text:p>
      <text:p text:style-name="P14">correctamente.</text:p>
      <text:p text:style-name="P14"/>
      <text:p text:style-name="P43">chmod u=rw,g=r,o=r README</text:p>
      <text:p text:style-name="P43"/>
      <text:p text:style-name="P43">-rw-r--r-- 1 xavi xavi 0 mar <text:s/>2 19:50 README</text:p>
      <text:p text:style-name="P14"/>
      <text:p text:style-name="P14">5. Añade permisos de escritura para el propietario y para otros, y elimina</text:p>
      <text:p text:style-name="P14">los permisos de ejecución para estos últimos (sin modificar el resto).</text:p>
      <text:p text:style-name="P14">Comprueba el cambio.</text:p>
      <text:p text:style-name="P42"/>
      <text:p text:style-name="P43">chmod u=w<text:span text:style-name="T9">x</text:span>,g=<text:span text:style-name="T9">r</text:span>,o=w<text:span text:style-name="T9">x</text:span> README </text:p>
      <text:p text:style-name="P43"/>
      <text:p text:style-name="P44">--wxr---wx 1 xavi xavi 0 mar <text:s/>2 19:50 README</text:p>
      <text:p text:style-name="P43"/>
      <text:p text:style-name="P44">chmod u=w,g=r,o=w README</text:p>
      <text:p text:style-name="P43"/>
      <text:p text:style-name="P44">--w-r---w- 1 xavi xavi 0 mar <text:s/>2 19:50 README</text:p>
      <text:p text:style-name="P14"/>
      <text:p text:style-name="P14">6. Añade permisos de ejecución para el propietario, y asigna únicamente</text:p>
      <text:p text:style-name="P14">permisos de lectura al grupo (sin modificar el resto). Comprueba el</text:p>
      <text:p text:style-name="P14">cambio.</text:p>
      <text:p text:style-name="P14"/>
      <text:p text:style-name="P45">chmod u=wx,g=r--,o=w README</text:p>
      <text:p text:style-name="P45"/>
      <text:p text:style-name="P45">--wxr---w- 1 xavi xavi 0 mar <text:s/>2 19:50 README</text:p>
      <text:p text:style-name="P45"><text:soft-page-break/></text:p>
      <text:p text:style-name="P14"/>
      <text:p text:style-name="P14">7. Modifica los permisos de ese fichero para que el usuario pueda leer,</text:p>
      <text:p text:style-name="P14">escribir y ejecutar, el grupo sólo pueda leer y ejecutar, y los otros sólo</text:p>
      <text:p text:style-name="P14">puedan leer. Comprueba el cambio.</text:p>
      <text:p text:style-name="P42"/>
      <text:p text:style-name="P45">chmod u=rwx,g=rx,o=r-- README</text:p>
      <text:p text:style-name="P45"/>
      <text:p text:style-name="P45">-rwxr-xr-- 1 xavi xavi 0 mar <text:s/>2 19:50 README</text:p>
      <text:p text:style-name="P45"/>
      <text:p text:style-name="P45"/>
      <text:p text:style-name="P20">Ejercicio 4. Script Files:</text:p>
      <text:p text:style-name="P20"/>
      <text:p text:style-name="P20"/>
      <text:p text:style-name="P15">1. Comprueba si existe el fichero pasado en el primer argumento, e imprimirá un mensaje acorde.</text:p>
      <text:p text:style-name="P15"/>
      <text:p text:style-name="P45">./<text:span text:style-name="T10">myscript.sh numbers</text:span></text:p>
      <text:p text:style-name="P15"/>
      <text:p text:style-name="P36">------------------------------------------</text:p>
      <text:p text:style-name="P15"/>
      <text:p text:style-name="P46">FILE=$1</text:p>
      <text:p text:style-name="P46"></text:p>
      <text:p text:style-name="P46">if [ -f $FILE ];</text:p>
      <text:p text:style-name="P46">then</text:p>
      <text:p text:style-name="P46"><text:s text:c="3"/>echo "El archivo $FILE existe"</text:p>
      <text:p text:style-name="P46">else</text:p>
      <text:p text:style-name="P46"><text:s text:c="3"/>echo "El archivo $FILE no existe"</text:p>
      <text:p text:style-name="P46">fi</text:p>
      <text:p text:style-name="P16"></text:p>
      <text:p text:style-name="P37">---------------------------------------------</text:p>
      <text:p text:style-name="P15"/>
      <text:p text:style-name="P15">2. Crea el directorio pasado en el segundo argumento y entre en él.</text:p>
      <text:p text:style-name="P15"/>
      <text:p text:style-name="P15"/>
      <text:p text:style-name="P47">./myscript.sh numbers ScriptDir</text:p>
      <text:p text:style-name="P47"/>
      <text:p text:style-name="P47">-----------------</text:p>
      <text:p text:style-name="P47">mkdir $2</text:p>
      <text:p text:style-name="P47">cd "$2"</text:p>
      <text:p text:style-name="P47">-----------------</text:p>
      <text:p text:style-name="P15"/>
      <text:p text:style-name="P15"><text:soft-page-break/>3. Copia el fichero pasado en el primer argumento (asumiremos en este caso que sí existe) al directorio actual.</text:p>
      <text:p text:style-name="P15"/>
      <text:p text:style-name="P15"/>
      <text:p text:style-name="P15">4. Crea tantos directorios con el nombre test&lt;i&gt; (donde i abarca desde el 1 hasta el número indicado en el tercer argumento), y dentro de cada uno de ellos, crea los subdirectorios sub-&lt;j&gt;-test-&lt;i&gt; (donde j, al igual que i viene determinado por el cuarto argumento).</text:p>
      <text:p text:style-name="P15"/>
      <text:p text:style-name="P15"/>
      <text:p text:style-name="P15">5. Muestra el mensaje: El argumento 5 es &lt;arg5&gt; y el argumento 6 es &lt;arg6&gt;.</text:p>
      <text:p text:style-name="P15"/>
      <text:p text:style-name="P15">6. Vuelva al directorio inicial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57">Entrega de la Pr<text:span text:style-name="T11">á</text:span>ctica 2: Shell Scripting</text:p>
      <text:p text:style-name="P57"/>
      <text:p text:style-name="P12">Problema 1. Manejo de ficheros. (1.5 puntos)</text:p>
      <text:p text:style-name="P17"/>
      <text:p text:style-name="P18">1. Crea el directorio problema2.</text:p>
      <text:p text:style-name="P18"/>
      <text:p text:style-name="P49">mkdir problema2</text:p>
      <text:p text:style-name="P18"/>
      <text:p text:style-name="P18">2. Entra en <text:span text:style-name="T11">é</text:span>l.</text:p>
      <text:p text:style-name="P18"/>
      <text:p text:style-name="P49">cd problema2</text:p>
      <text:p text:style-name="P18"/>
      <text:p text:style-name="P18">3. Crea el directorio test siempre y cuando no exista en el directorio superior el fichero foo.</text:p>
      <text:p text:style-name="P18"/>
      <text:p text:style-name="P18"/>
      <text:p text:style-name="P18"/>
      <text:p text:style-name="P18">4. Crea los 4 directorios test3, ..., test6, y dentro de todos ellos los 7 directorios subtest2, ..., subtest8.</text:p>
      <text:p text:style-name="P18"/>
      <text:p text:style-name="P18">5. Imagina que en el directorio test1 se encuentran los ficheros main.c, sthg.c, sthg.h, sthg2.c y sthg2.h. Copia todos los archivos con extensi<text:span text:style-name="T12">ó</text:span>n c al directorio test2.</text:p>
      <text:p text:style-name="P18"/>
      <text:p text:style-name="P18">6. Cambia el nombre del fichero main.c del directorio test2 por newmain.cpp.</text:p>
      <text:p text:style-name="P18"/>
      <text:p text:style-name="P18">7. Elimina todos los ficheros con extensi<text:span text:style-name="T13">ó</text:span>n h del directorio test1.</text:p>
      <text:p text:style-name="P18"/>
      <text:p text:style-name="P18">8. Elimina el directorio test5 y todo su contenido.</text:p>
      <text:p text:style-name="P18"/>
      <text:p text:style-name="P18">9. Muestra el contenido de todos los directorios contenidos en el directorio actual.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Menlo, Courier, Verdan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7:47:18.273163399</meta:creation-date>
    <dc:date>2016-03-03T00:32:26.495762058</dc:date>
    <meta:editing-duration>PT5H48M25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8" meta:paragraph-count="134" meta:word-count="912" meta:character-count="5561" meta:non-whitespace-character-count="4717"/>
  </office:meta>
</office:document-meta>
</file>